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" fo:font-size="28pt" officeooo:rsid="000db8bd" officeooo:paragraph-rsid="000db8b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4475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a7f7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-0.0028in" fo:font-style="normal" style:text-underline-style="none" fo:font-weight="bold" officeooo:rsid="000db8bd" officeooo:paragraph-rsid="000f8ad1" style:font-size-asian="28pt" style:font-style-asian="normal" style:font-weight-asian="bold" style:font-size-complex="2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Karla" fo:font-size="28pt" officeooo:rsid="000db8bd" officeooo:paragraph-rsid="000db8bd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color="#ffffff" style:text-outline="false" style:font-name="Karla" fo:font-size="28pt" fo:letter-spacing="-0.0028in" style:text-underline-style="none" officeooo:rsid="00184a63" officeooo:paragraph-rsid="00184a63" style:font-size-asian="28pt" style:font-size-complex="28pt" style:font-relief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a3b28" style:font-size-asian="28pt" style:font-size-complex="28pt"/>
    </style:style>
    <style:style style:name="P9" style:family="paragraph">
      <loext:graphic-properties draw:fill-color="#ff3333"/>
    </style:style>
    <style:style style:name="T1" style:family="text">
      <style:text-properties fo:text-transform="uppercase" fo:font-size="60pt" fo:letter-spacing="0.278in" fo:font-style="normal" fo:font-weight="bold" style:font-size-asian="60pt" style:font-style-asian="normal" style:font-weight-asian="bold" style:font-size-complex="60pt" style:font-style-complex="normal" style:font-weight-complex="bold" style:text-overline-style="none" style:text-overline-color="font-color"/>
    </style:style>
    <style:style style:name="T2" style:family="text">
      <style:text-properties fo:text-transform="uppercase" fo:font-size="60pt" fo:letter-spacing="0.278in" fo:font-style="normal" fo:font-weight="bold" officeooo:rsid="000f8ad1" style:font-size-asian="60pt" style:font-style-asian="normal" style:font-weight-asian="bold" style:font-size-complex="60pt" style:font-style-complex="normal" style:font-weight-complex="bold" style:text-overline-style="none" style:text-overline-color="font-color"/>
    </style:style>
    <style:style style:name="T3" style:family="text">
      <style:text-properties officeooo:rsid="000f974c"/>
    </style:style>
    <style:style style:name="gr1" style:family="graphic">
      <style:graphic-properties svg:stroke-color="#ff3333" draw:fill-color="#ff3333" draw:textarea-horizontal-align="justify" draw:textarea-vertical-align="middle" draw:auto-grow-height="false" fo:min-height="0.9028in" fo:min-width="8.9028in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9" svg:width="9.0004in" svg:height="1.0004in" svg:x="-0.0102in" svg:y="0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7"><text:span text:style-name="T2">A</text:span><text:span text:style-name="T1">CHTUNG!</text:span></text:p>
      <text:p text:style-name="P5">Alles turisten und nonteknischen lookenpeepers!</text:p>
      <text:p text:style-name="P6"/>
      <text:p text:style-name="P8">Das Komputermaschine ist nicht für der gefingerpoken und mittengraben! Oderwise</text:p>
      <text:p text:style-name="P8">ist easy to schnappen der springenwerk, blowenfusen und poppencorken</text:p>
      <text:p text:style-name="P3">mit spitzensparken.</text:p>
      <text:p text:style-name="P1"/>
      <text:p text:style-name="P2">Ist nicht für gewerken bei dummkopfen.</text:p>
      <text:p text:style-name="P2">Der rubbernecken sightseeren keepen das <text:span text:style-name="T3">schnausen</text:span>picken hander in das pockets muss.</text:p>
      <text:p text:style-name="P4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8-08-13T19:05:39.641553864</dc:date>
    <meta:editing-duration>P2DT18H51M44S</meta:editing-duration>
    <meta:editing-cycles>13</meta:editing-cycles>
    <meta:generator>LibreOffice/5.2.7.2$Linux_X86_64 LibreOffice_project/20m0$Build-2</meta:generator>
    <meta:print-date>2018-02-23T15:16:48.694321487</meta:print-date>
    <meta:document-statistic meta:table-count="0" meta:image-count="0" meta:object-count="0" meta:page-count="1" meta:paragraph-count="8" meta:word-count="50" meta:character-count="385" meta:non-whitespace-character-count="343"/>
  </office:meta>
</office:document-meta>
</file>